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3時間も経っているのに・・・まだ撤去は
　始まってすらいな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は、早くおしっこしないと・・・、が、
　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～～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もじ・・・そわそわもじもじ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ぅっ、ぁ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め・・・もうじっとしていられないわ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願いだから・・・お願いだから早く・・・この
　部屋から出して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、トイレに行かせて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救出班から連絡があり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重機の搬入まで、あと1時間ほどかかる
　そ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、い・・・1時間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研究員
「あの・・・言うべきかどうか迷ったんですけど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やっぱり、トイレ・・・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！！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!!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は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もうその姿勢を見れば誰でも分かります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隠しているほうが辛いと思いますか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とは言っても、この状況では救助されるまで
　我慢するしかありません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ってます・・・っ！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